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4671a9" style:font-size-asian="12pt" style:font-weight-asian="normal" style:font-size-complex="12pt" style:font-weight-complex="normal"/>
    </style:style>
    <style:style style:name="P4" style:family="paragraph" style:parent-style-name="Contents_20_Heading">
      <style:text-properties officeooo:paragraph-rsid="004671a9"/>
    </style:style>
    <style:style style:name="P5" style:family="paragraph" style:parent-style-name="Text_20_body">
      <style:text-properties style:font-name="Arial3" fo:font-size="12pt" fo:font-weight="bold" officeooo:rsid="001d0934" officeooo:paragraph-rsid="004671a9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3" fo:font-size="12pt" fo:font-weight="normal" officeooo:rsid="001d0934" officeooo:paragraph-rsid="004671a9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f1dc" officeooo:paragraph-rsid="004671a9" fo:background-color="transparent" style:font-weight-asian="bold" style:font-weight-complex="bold"/>
    </style:style>
    <style:style style:name="P8" style:family="paragraph" style:parent-style-name="Text_20_body">
      <style:text-properties officeooo:paragraph-rsid="004195c8"/>
    </style:style>
    <style:style style:name="P9" style:family="paragraph" style:parent-style-name="Text_20_body">
      <style:paragraph-properties fo:text-align="center" style:justify-single-word="false"/>
      <style:text-properties officeooo:paragraph-rsid="004671a9"/>
    </style:style>
    <style:style style:name="P10" style:family="paragraph" style:parent-style-name="Text_20_body">
      <style:paragraph-properties fo:text-align="center" style:justify-single-word="false"/>
      <style:text-properties officeooo:rsid="004c307b" officeooo:paragraph-rsid="004671a9"/>
    </style:style>
    <style:style style:name="P11" style:family="paragraph" style:parent-style-name="Text_20_body">
      <style:paragraph-properties fo:text-align="center" style:justify-single-word="false"/>
      <style:text-properties officeooo:rsid="004b2e08" officeooo:paragraph-rsid="004671a9"/>
    </style:style>
    <style:style style:name="P12" style:family="paragraph" style:parent-style-name="Text_20_body">
      <style:text-properties officeooo:paragraph-rsid="004671a9"/>
    </style:style>
    <style:style style:name="P13" style:family="paragraph" style:parent-style-name="Text_20_body">
      <style:paragraph-properties fo:text-align="center" style:justify-single-word="false"/>
      <style:text-properties officeooo:rsid="00547167" officeooo:paragraph-rsid="004671a9"/>
    </style:style>
    <style:style style:name="P14" style:family="paragraph" style:parent-style-name="Text_20_body">
      <style:paragraph-properties fo:text-align="justify" style:justify-single-word="false"/>
      <style:text-properties officeooo:paragraph-rsid="004671a9"/>
    </style:style>
    <style:style style:name="P15" style:family="paragraph" style:parent-style-name="Text_20_body">
      <style:text-properties officeooo:rsid="004732ad" officeooo:paragraph-rsid="004671a9"/>
    </style:style>
    <style:style style:name="P1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Bibliography_20_Heading">
      <style:paragraph-properties fo:break-before="page"/>
    </style:style>
    <style:style style:name="P19" style:family="paragraph" style:parent-style-name="Text_20_body">
      <style:paragraph-properties fo:text-align="center" style:justify-single-word="false" fo:break-before="page"/>
      <style:text-properties officeooo:paragraph-rsid="004671a9"/>
    </style:style>
    <style:style style:name="P20" style:family="paragraph" style:parent-style-name="Bibliography_20_1">
      <style:paragraph-properties>
        <style:tab-stops/>
      </style:paragraph-properties>
    </style:style>
    <style:style style:name="P21" style:family="paragraph" style:parent-style-name="Abstrato">
      <style:text-properties officeooo:paragraph-rsid="004671a9"/>
    </style:style>
    <style:style style:name="P22" style:family="paragraph" style:parent-style-name="Citação">
      <style:paragraph-properties fo:margin-left="0cm" fo:margin-right="0cm" fo:text-indent="0cm" style:auto-text-indent="false"/>
      <style:text-properties style:use-window-font-color="true" officeooo:paragraph-rsid="004671a9"/>
    </style:style>
    <style:style style:name="P23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671a9"/>
    </style:style>
    <style:style style:name="P24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671a9"/>
    </style:style>
    <style:style style:name="P25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671a9"/>
    </style:style>
    <style:style style:name="P26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671a9"/>
    </style:style>
    <style:style style:name="P27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fo:font-size="10pt" officeooo:paragraph-rsid="004671a9" style:font-size-asian="10pt" style:font-size-complex="10pt"/>
    </style:style>
    <style:style style:name="P28" style:family="paragraph" style:parent-style-name="Citação">
      <style:paragraph-properties fo:margin-left="0cm" fo:margin-right="0cm" fo:text-indent="0cm" style:auto-text-indent="false">
        <style:tab-stops/>
      </style:paragraph-properties>
      <style:text-properties officeooo:rsid="0040aa95" officeooo:paragraph-rsid="004671a9"/>
    </style:style>
    <style:style style:name="P29" style:family="paragraph" style:parent-style-name="Heading_20_1" style:list-style-name="">
      <style:text-properties officeooo:paragraph-rsid="004671a9"/>
    </style:style>
    <style:style style:name="P30" style:family="paragraph" style:parent-style-name="Heading_20_1" style:list-style-name="">
      <style:text-properties officeooo:paragraph-rsid="001deff8"/>
    </style:style>
    <style:style style:name="P31" style:family="paragraph" style:parent-style-name="Heading_20_1">
      <style:text-properties officeooo:rsid="00547167" officeooo:paragraph-rsid="004671a9"/>
    </style:style>
    <style:style style:name="P32" style:family="paragraph" style:parent-style-name="Heading_20_1">
      <style:text-properties officeooo:rsid="00547167" officeooo:paragraph-rsid="004abe8c"/>
    </style:style>
    <style:style style:name="P33" style:family="paragraph" style:parent-style-name="Heading_20_1" style:list-style-name="">
      <style:text-properties officeooo:rsid="003ef1dc" officeooo:paragraph-rsid="004671a9"/>
    </style:style>
    <style:style style:name="P34" style:family="paragraph" style:parent-style-name="Heading_20_1">
      <style:text-properties officeooo:rsid="005aefe5" officeooo:paragraph-rsid="004671a9"/>
    </style:style>
    <style:style style:name="P35" style:family="paragraph" style:parent-style-name="Heading_20_1">
      <style:text-properties officeooo:rsid="0040aa95" officeooo:paragraph-rsid="004671a9"/>
    </style:style>
    <style:style style:name="P36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47167" officeooo:paragraph-rsid="004abe8c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0547167" officeooo:paragraph-rsid="004671a9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547167" officeooo:paragraph-rsid="004abe8c"/>
    </style:style>
    <style:style style:name="P39" style:family="paragraph" style:parent-style-name="Heading_20_1">
      <style:paragraph-properties fo:break-before="page"/>
      <style:text-properties officeooo:rsid="00547167" officeooo:paragraph-rsid="004abe8c"/>
    </style:style>
    <style:style style:name="P40" style:family="paragraph" style:parent-style-name="Heading_20_1">
      <style:paragraph-properties fo:break-before="page"/>
      <style:text-properties officeooo:rsid="003ef1dc" officeooo:paragraph-rsid="004671a9"/>
    </style:style>
    <style:style style:name="P41" style:family="paragraph" style:parent-style-name="Heading_20_1">
      <style:paragraph-properties fo:break-before="page"/>
      <style:text-properties officeooo:rsid="003ef1dc" officeooo:paragraph-rsid="004abe8c"/>
    </style:style>
    <style:style style:name="P42" style:family="paragraph" style:parent-style-name="Heading_20_1">
      <style:paragraph-properties fo:break-before="page"/>
      <style:text-properties officeooo:paragraph-rsid="004671a9"/>
    </style:style>
    <style:style style:name="P43" style:family="paragraph" style:parent-style-name="Heading_20_1">
      <style:paragraph-properties fo:break-before="page"/>
      <style:text-properties fo:text-transform="uppercase" style:font-name="Arial1" fo:font-size="12pt" fo:language="pt" fo:country="BR" fo:font-weight="bold" officeooo:rsid="00547167" officeooo:paragraph-rsid="004671a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4" style:family="paragraph" style:parent-style-name="Text_20_body" style:master-page-name="CTM_20__7c__20_Capa">
      <style:paragraph-properties fo:text-align="center" style:justify-single-word="false" style:page-number="auto"/>
      <style:text-properties officeooo:paragraph-rsid="004671a9"/>
    </style:style>
    <style:style style:name="P45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671a9" style:font-weight-asian="normal" style:font-weight-complex="normal"/>
    </style:style>
    <style:style style:name="P46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abe8c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officeooo:paragraph-rsid="004671a9"/>
    </style:style>
    <style:style style:name="P48" style:family="paragraph" style:parent-style-name="Text_20_body">
      <style:paragraph-properties fo:text-align="start" style:justify-single-word="false"/>
      <style:text-properties officeooo:paragraph-rsid="004abe8c"/>
    </style:style>
    <style:style style:name="P49" style:family="paragraph" style:parent-style-name="Text_20_body">
      <style:text-properties officeooo:paragraph-rsid="004abe8c"/>
    </style:style>
    <style:style style:name="P50" style:family="paragraph" style:parent-style-name="Text_20_body">
      <style:paragraph-properties fo:text-align="center" style:justify-single-word="false"/>
      <style:text-properties officeooo:rsid="00547167" officeooo:paragraph-rsid="004abe8c"/>
    </style:style>
    <style:style style:name="P51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abe8c"/>
    </style:style>
    <style:style style:name="P52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abe8c"/>
    </style:style>
    <style:style style:name="P53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abe8c"/>
    </style:style>
    <style:style style:name="P54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abe8c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officeooo:rsid="003ef1dc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b2e08" style:font-weight-asian="bold" style:font-weight-complex="bold"/>
    </style:style>
    <style:style style:name="T6" style:family="text">
      <style:text-properties officeooo:rsid="0057bf77"/>
    </style:style>
    <style:style style:name="T7" style:family="text">
      <style:text-properties officeooo:rsid="00586bec"/>
    </style:style>
    <style:style style:name="T8" style:family="text">
      <style:text-properties officeooo:rsid="0059ab70"/>
    </style:style>
    <style:style style:name="T9" style:family="text">
      <style:text-properties officeooo:rsid="0054ef89"/>
    </style:style>
    <style:style style:name="T10" style:family="text">
      <style:text-properties officeooo:rsid="0057392e"/>
    </style:style>
    <style:style style:name="T11" style:family="text">
      <style:text-properties officeooo:rsid="00561e61"/>
    </style:style>
    <style:style style:name="T12" style:family="text">
      <style:text-properties officeooo:rsid="005aefe5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style:use-window-font-color="true" fo:font-style="italic" officeooo:rsid="005aefe5" style:font-style-asian="italic" style:font-style-complex="italic"/>
    </style:style>
    <style:style style:name="T16" style:family="text">
      <style:text-properties style:use-window-font-color="true" officeooo:rsid="005aefe5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officeooo:rsid="005aefe5" style:font-style-asian="normal" style:font-style-complex="normal"/>
    </style:style>
    <style:style style:name="T19" style:family="text">
      <style:text-properties officeooo:rsid="004c1893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JEDIEL DA ROSA RIBEIR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">A NEGLIGÊNCIA DA IGREJA COM O MUNDO DOS JOGO</text:span><text:span text:style-name="T5">S</text:span>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1"/>
      <text:p text:style-name="P9"/>
      <text:p text:style-name="P9"><text:span text:style-name="T2">GASPAR</text:span>/SC<text:line-break/><text:span text:style-name="T3">OUTUBRO </text:span><text:span text:style-name="T1">DE 2021</text:span></text:p>
      <text:p text:style-name="P19">JEDIEL DA ROSA RIBEIRO</text:p>
      <text:p text:style-name="P9"/>
      <text:p text:style-name="P9"/>
      <text:p text:style-name="P3"/>
      <text:p text:style-name="P4"/>
      <text:p text:style-name="P3"/>
      <text:p text:style-name="P3"/>
      <text:p text:style-name="P3"/>
      <text:p text:style-name="P3"/>
      <text:p text:style-name="P7">A NEGLIGÊNCIA DA IGREJA COM O MUNDO DOS JOGOS</text:p>
      <text:p text:style-name="P7"/>
      <text:p text:style-name="P21">Trabalho apresentado à professora Damares da Silva por exigência da disciplina Metodologia da Pesquisa do curso de Teologia e Missão do Centro</text:p>
      <text:p text:style-name="P21">de Treinamento Missionário Vida – CTMVida.</text:p>
      <text:p text:style-name="P5"/>
      <text:p text:style-name="P6"/>
      <text:p text:style-name="P6"/>
      <text:p text:style-name="P6"/>
      <text:p text:style-name="P6"/>
      <text:p text:style-name="P6"/>
      <text:p text:style-name="P9"><text:bookmark-start text:name="__RefHeading___Toc76_29617380991"/><text:span text:style-name="T2">GASPAR</text:span>/SC<text:line-break/><text:span text:style-name="T3">OUTUBRO </text:span><text:span text:style-name="T1">DE 2021</text:span><text:bookmark-end text:name="__RefHeading___Toc76_29617380991"/></text:p>
      <text:list xml:id="list3767773420" text:style-name="Outline">
        <text:list-item>
          <text:h text:style-name="P39" text:outline-level="1">Prefácio</text:h>
        </text:list-item>
      </text:list>
      <text:p text:style-name="P49"><text:tab/></text:p>
      <text:list xml:id="list181617549344622" text:continue-numbering="true" text:style-name="Outline">
        <text:list-item>
          <text:h text:style-name="P41" text:outline-level="1"><text:bookmark-start text:name="__RefHeading___Toc129_3871896536"/>Resumo<text:bookmark-end text:name="__RefHeading___Toc129_3871896536"/></text:h>
        </text:list-item>
      </text:list>
      <text:p text:style-name="P49"/>
      <text:list xml:id="list181618036184314" text:continue-numbering="true" text:style-name="Outline">
        <text:list-item>
          <text:h text:style-name="P32" text:outline-level="1"><text:bookmark-start text:name="__RefHeading___Toc746_3095095786"/>Abtstract<text:bookmark-end text:name="__RefHeading___Toc746_3095095786"/></text:h>
        </text:list-item>
      </text:list>
      <text:p text:style-name="P48"/>
      <text:h text:style-name="P36" text:outline-level="1">Dedicatória</text:h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p text:style-name="P51"><text:bookmark-start text:name="__RefHeading___Toc385_3124115424"/>Dedico esse trabalho à minha família que <text:span text:style-name="T6">cuidou </text:span><text:span text:style-name="T7">de mim com muito amor, me incentivaram a me entregar e viver essa nova experiência com Deus, e também, me apoiaram em cada passo desse processo. Agradeço a Deus pela minha família que me deram suporte do início ao fim, além de sempre estarem do meu lado. </text:span><text:span text:style-name="T8">Obrigado!</text:span><text:bookmark-end text:name="__RefHeading___Toc385_3124115424"/></text:p>
      <text:list xml:id="list181617973998043" text:continue-numbering="true" text:style-name="Outline">
        <text:list-item>
          <text:h text:style-name="P38" text:outline-level="1"><text:bookmark-start text:name="__RefHeading___Toc742_3095095786"/>Agradecimentos<text:bookmark-end text:name="__RefHeading___Toc742_3095095786"/></text:h>
        </text:list-item>
      </text:list>
      <text:p text:style-name="P50"/>
      <text:p text:style-name="P52">aos pastores <text:span text:style-name="T9">João Ribeiro, Rholyston da Rosa, Luiz Domingues,</text:span> que <text:span text:style-name="T10">c</text:span><text:span text:style-name="T11">om muita paciência acreditaram em mim </text:span><text:span text:style-name="T10">e no chamado de Deus para a minha vida</text:span><text:span text:style-name="T11">. Muito obrigado! </text:span></text:p>
      <text:p text:style-name="P52"/>
      <text:p text:style-name="P53">à minha família que me apoiou em todo o processo <text:span text:style-name="T6">que passei</text:span> no seminário. Me amaram e trataram com todo amor e carinho <text:span text:style-name="T6">do mundo mesmo estando longe</text:span>. <text:span text:style-name="T10">Muito obrigado </text:span><text:span text:style-name="T6">por me incentivarem a fazer parte dessa história</text:span><text:span text:style-name="T10">!</text:span></text:p>
      <text:p text:style-name="P53"/>
      <text:p text:style-name="P53"><text:span text:style-name="T10">à liderança e coordenação do CTMVida,</text:span> Pastor <text:span text:style-name="T10">Eliabe Camargo, Pastora Ana Camargo, Robson [...], Paola […], Juciane […], Damares […], Vonei […].</text:span></text:p>
      <text:p text:style-name="P53"/>
      <text:p text:style-name="P54">aos professores que ministraram aulas com tanto amor e dedicação, impulsionando e incentivando na nossa caminhada como alunos. Muito obrigado, de verdade!</text:p>
      <text:p text:style-name="P53"/>
      <text:p text:style-name="P51"><text:span text:style-name="T12">Os meus agradecimentos de coração.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7">Sumário</text:p>
          </text:index-title>
          <text:p text:style-name="P16"><text:a xlink:type="simple" xlink:href="#__RefHeading___Toc1385_56616440" text:style-name="Index_20_Link" text:visited-style-name="Index_20_Link">Dedicatória<text:tab/>4</text:a></text:p>
          <text:p text:style-name="P16"><text:a xlink:type="simple" xlink:href="#__RefHeading___Toc742_3095095786" text:style-name="Index_20_Link" text:visited-style-name="Index_20_Link">Agradecimentos<text:tab/>5</text:a></text:p>
          <text:p text:style-name="P16"><text:a xlink:type="simple" xlink:href="#__RefHeading___Toc744_3095095786" text:style-name="Index_20_Link" text:visited-style-name="Index_20_Link">Prefácio<text:tab/>6</text:a></text:p>
          <text:p text:style-name="P16"><text:a xlink:type="simple" xlink:href="#__RefHeading___Toc129_3871896536" text:style-name="Index_20_Link" text:visited-style-name="Index_20_Link">Resumo<text:tab/>7</text:a></text:p>
          <text:p text:style-name="P16"><text:a xlink:type="simple" xlink:href="#__RefHeading___Toc746_3095095786" text:style-name="Index_20_Link" text:visited-style-name="Index_20_Link">Abtstract<text:tab/>7</text:a></text:p>
          <text:p text:style-name="P16"><text:a xlink:type="simple" xlink:href="#__RefHeading___Toc133_3871896536" text:style-name="Index_20_Link" text:visited-style-name="Index_20_Link">Introdução<text:tab/>8</text:a></text:p>
          <text:p text:style-name="P16"><text:a xlink:type="simple" xlink:href="#__RefHeading___Toc135_3871896536" text:style-name="Index_20_Link" text:visited-style-name="Index_20_Link">Definições<text:tab/>9</text:a></text:p>
          <text:p text:style-name="P16"><text:a xlink:type="simple" xlink:href="#__RefHeading___Toc748_3095095786" text:style-name="Index_20_Link" text:visited-style-name="Index_20_Link">A história das missões<text:tab/>9</text:a></text:p>
          <text:p text:style-name="P16"><text:a xlink:type="simple" xlink:href="#__RefHeading___Toc137_3871896536" text:style-name="Index_20_Link" text:visited-style-name="Index_20_Link">Uma vida dividida<text:tab/>9</text:a></text:p>
          <text:p text:style-name="P16"><text:a xlink:type="simple" xlink:href="#__RefHeading___Toc139_3871896536" text:style-name="Index_20_Link" text:visited-style-name="Index_20_Link">Os jogos<text:tab/>9</text:a></text:p>
          <text:p text:style-name="P16"><text:a xlink:type="simple" xlink:href="#__RefHeading___Toc141_3871896536" text:style-name="Index_20_Link" text:visited-style-name="Index_20_Link">Conclusão<text:tab/>10</text:a></text:p>
        </text:index-body>
      </text:table-of-content>
      <text:h text:style-name="P30" text:outline-level="1"/>
      <text:list xml:id="list181618634072710" text:continue-numbering="true" text:style-name="Outline">
        <text:list-item>
          <text:h text:style-name="P42" text:outline-level="1"><text:bookmark-start text:name="__RefHeading___Toc133_3871896536"/>Introdução<text:bookmark-end text:name="__RefHeading___Toc133_3871896536"/></text:h>
        </text:list-item>
      </text:list>
      <text:h text:style-name="P33" text:outline-level="1"/>
      <text:list xml:id="list181618102691677" text:continue-numbering="true" text:style-name="Outline">
        <text:list-item>
          <text:h text:style-name="P43" text:outline-level="1"><text:bookmark-start text:name="__RefHeading___Toc135_3871896536"/>Definições<text:bookmark-end text:name="__RefHeading___Toc135_3871896536"/></text:h>
        </text:list-item>
      </text:list>
      <text:p text:style-name="P12"><text:tab/><text:span text:style-name="T12">Igreja, Missão, Evangelismo, Dicotomia.</text:span></text:p>
      <text:list xml:id="list181617378464950" text:continue-numbering="true" text:style-name="Outline">
        <text:list-item>
          <text:h text:style-name="P34" text:outline-level="1"><text:bookmark-start text:name="__RefHeading___Toc748_3095095786"/>A história das missões<text:bookmark-end text:name="__RefHeading___Toc748_3095095786"/></text:h>
        </text:list-item>
      </text:list>
      <text:p text:style-name="P27"><text:span text:style-name="T13">Finalmente, a história das missões ilustra a </text:span><text:span text:style-name="T14">diversidade do povo de Deus</text:span><text:span text:style-name="T13">, sua extensão sobre a face da terra e a promessa de que essa fé não ficará circunstrita a algumas culturas ou regiões geográficas, mas que avança por todo o mundo como testemunho vivo da vitalidade da fé do povo de Deus. As missões são o testemunho da atividade do povo de Deus no mundo com todo tipo de pessoas e em todas as circunstâncias. São testemunho do risco que Deus tem aceitado ao compartilhar com seu povo a tarega de salvação e reconciliação, </text:span><text:span text:style-name="T14">nunca esgotando caminhos novos para dar a conhecer o evangelho</text:span><text:span text:style-name="T13">. São ta</text:span><text:span text:style-name="T16">m</text:span><text:span text:style-name="T13">bém testemunho da diversidade do povo de Deus e, ao mesmo tempo, da luta por discernir a atividade de Deus no mundo – e de fazê-lo com humildade e confiança em Deus. São testemunho da interdependência da comunidade da fé ao redor do mundo e da dependência da comunidade em Deus, protagonista de toda atividade missionária. </text:span><text:span text:style-name="T16">(L. GONZÁLEZ, 2008)</text:span></text:p>
      <text:p text:style-name="P22"/>
      <text:p text:style-name="P14"><text:span text:style-name="T13"><text:tab/></text:span><text:span text:style-name="T18">A h</text:span><text:span text:style-name="T17">istória das missões ilustra a diversidade do povo de Deus. </text:span><text:span text:style-name="T18">No livro de </text:span><text:span text:style-name="T15">Atos</text:span><text:span text:style-name="T18">, podemos ver o crescimento e a expansão da igreja. Desde o grande evento do pentecostes.</text:span></text:p>
      <text:p text:style-name="P12"><text:span text:style-name="T18">N</text:span><text:span text:style-name="T17">unca esgotando caminhos novos para dar a conhecer o evangelho.</text:span></text:p>
      <text:p text:style-name="P28"/>
      <text:list xml:id="list181618251837149" text:continue-numbering="true" text:style-name="Outline">
        <text:list-item>
          <text:h text:style-name="P35" text:outline-level="1"><text:bookmark-start text:name="__RefHeading___Toc139_3871896536"/>Os jogos<text:bookmark-end text:name="__RefHeading___Toc139_3871896536"/></text:h>
        </text:list-item>
      </text:list>
      <text:h text:style-name="P29" text:outline-level="1"/>
      <text:list xml:id="list181617422192341" text:continue-numbering="true" text:style-name="Outline">
        <text:list-item>
          <text:h text:style-name="P42" text:outline-level="1"><text:bookmark-start text:name="__RefHeading___Toc141_3871896536"/>Conclusão<text:bookmark-end text:name="__RefHeading___Toc141_3871896536"/></text:h>
        </text:list-item>
      </text:list>
      <text:p text:style-name="P15"/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8">Bibliografia</text:p>
          </text:index-title>
          <text:p text:style-name="P20">1: Nancy Pearcy<text:span text:style-name="Emphasis">, </text:span>Verdade Absoluta. 1ª Edição, Publicador X, 1999.</text:p>
        </text:index-body>
      </text:bibliography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3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3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  <style:master-page style:name="CTM" style:page-layout-name="Mpm11">
      <style:header>
        <text:p text:style-name="Header"/>
      </style:header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0:16.357168716</meta:creation-date>
    <dc:title>CTM</dc:title>
    <meta:editing-duration>PT2H56M44S</meta:editing-duration>
    <meta:editing-cycles>5</meta:editing-cycles>
    <meta:generator>LibreOffice/6.4.7.2$Linux_X86_64 LibreOffice_project/40$Build-2</meta:generator>
    <dc:date>2021-11-12T18:12:03.484149728</dc:date>
    <meta:document-statistic meta:table-count="0" meta:image-count="5" meta:object-count="0" meta:page-count="11" meta:paragraph-count="49" meta:word-count="499" meta:character-count="2943" meta:non-whitespace-character-count="2486"/>
    <meta:template xlink:type="simple" xlink:actuate="onRequest" xlink:title="CTM" xlink:href="../../../../Templates/CTM.ott" meta:date="2021-11-10T13:50:15.775818193"/>
  </office:meta>
</office:document-meta>
</file>